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iroFont-9-0" svg:font-family="CairoFont-9-0"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text-align="center" style:justify-single-word="false"/>
      <style:text-properties fo:font-size="15.5pt" officeooo:rsid="00087e5c" officeooo:paragraph-rsid="00087e5c" style:font-size-asian="15.5pt"/>
    </style:style>
    <style:style style:name="P2" style:family="paragraph" style:parent-style-name="Default">
      <style:text-properties fo:font-size="15.5pt" officeooo:rsid="00087e5c" officeooo:paragraph-rsid="00087e5c" style:font-size-asian="15.5pt"/>
    </style:style>
    <style:style style:name="P3" style:family="paragraph" style:parent-style-name="Default">
      <style:text-properties fo:font-size="15.5pt" style:font-size-asian="15.5pt"/>
    </style:style>
    <style:style style:name="P4" style:family="paragraph" style:parent-style-name="Default">
      <style:text-properties fo:color="#444444" loext:opacity="100%" style:text-line-through-style="none" style:text-line-through-type="none" fo:font-size="13pt" style:text-underline-style="none" style:font-size-asian="13pt"/>
    </style:style>
    <style:style style:name="P5" style:family="paragraph" style:parent-style-name="Default">
      <style:text-properties fo:color="#444444" loext:opacity="100%" style:text-line-through-style="none" style:text-line-through-type="none" fo:font-size="15.5pt" style:text-underline-style="none" style:font-size-asian="15.5pt"/>
    </style:style>
    <style:style style:name="P6" style:family="paragraph" style:parent-style-name="Standard">
      <style:text-properties fo:color="#444444" loext:opacity="100%" style:text-line-through-style="none" style:text-line-through-type="none" fo:font-size="13pt" style:text-underline-style="none" style:font-size-asian="13pt"/>
    </style:style>
    <style:style style:name="P7" style:family="paragraph" style:parent-style-name="Standard">
      <style:text-properties fo:color="#444444" loext:opacity="100%" style:text-line-through-style="none" style:text-line-through-type="none" fo:font-size="13pt" style:text-underline-style="none" officeooo:rsid="000b146b" style:font-size-asian="13pt"/>
    </style:style>
    <style:style style:name="P8" style:family="paragraph" style:parent-style-name="Standard">
      <style:text-properties fo:color="#444444" loext:opacity="100%" style:text-line-through-style="none" style:text-line-through-type="none" fo:font-size="13pt" style:text-underline-style="none" officeooo:rsid="000b146b" officeooo:paragraph-rsid="000dc890" style:font-size-asian="13pt"/>
    </style:style>
    <style:style style:name="P9" style:family="paragraph" style:parent-style-name="Standard">
      <style:text-properties fo:color="#444444" loext:opacity="100%" style:text-line-through-style="none" style:text-line-through-type="none" fo:font-size="13pt" style:text-underline-style="none" officeooo:rsid="000cb880" style:font-size-asian="13pt"/>
    </style:style>
    <style:style style:name="P10" style:family="paragraph" style:parent-style-name="Standard">
      <style:text-properties fo:color="#444444" loext:opacity="100%" style:text-line-through-style="none" style:text-line-through-type="none" fo:font-size="13pt" style:text-underline-style="none" officeooo:rsid="000cb880" officeooo:paragraph-rsid="000dc890" style:font-size-asian="13pt"/>
    </style:style>
    <style:style style:name="P11" style:family="paragraph" style:parent-style-name="Standard">
      <style:text-properties fo:color="#444444" loext:opacity="100%" style:text-line-through-style="none" style:text-line-through-type="none" fo:font-size="13pt" style:text-underline-style="none" officeooo:rsid="000cb880" officeooo:paragraph-rsid="000f9c63" style:font-size-asian="13pt"/>
    </style:style>
    <style:style style:name="P12" style:family="paragraph" style:parent-style-name="Standard">
      <style:text-properties fo:color="#444444" loext:opacity="100%" style:text-line-through-style="none" style:text-line-through-type="none" fo:font-size="13pt" style:text-underline-style="none" officeooo:rsid="000cb880" officeooo:paragraph-rsid="00113d79" style:font-size-asian="13pt"/>
    </style:style>
    <style:style style:name="P13" style:family="paragraph" style:parent-style-name="Standard">
      <style:text-properties fo:color="#444444" loext:opacity="100%" style:text-line-through-style="none" style:text-line-through-type="none" fo:font-size="13pt" style:text-underline-style="none" officeooo:rsid="000dc890" officeooo:paragraph-rsid="000dc890" style:font-size-asian="13pt"/>
    </style:style>
    <style:style style:name="P14" style:family="paragraph" style:parent-style-name="Standard">
      <style:text-properties fo:color="#444444" loext:opacity="100%" style:text-line-through-style="none" style:text-line-through-type="none" fo:font-size="13pt" style:text-underline-style="none" officeooo:rsid="00127f5f" officeooo:paragraph-rsid="00127f5f" style:font-size-asian="13pt"/>
    </style:style>
    <style:style style:name="T1" style:family="text">
      <style:text-properties fo:color="#444444" loext:opacity="100%" style:text-line-through-style="none" style:text-line-through-type="none" fo:font-size="13pt" style:text-underline-style="none" style:font-size-asian="13pt"/>
    </style:style>
    <style:style style:name="T2" style:family="text">
      <style:text-properties fo:color="#444444" loext:opacity="100%" fo:font-size="13pt" style:font-size-asian="13pt"/>
    </style:style>
    <style:style style:name="T3" style:family="text">
      <style:text-properties style:text-line-through-style="none" style:text-line-through-type="none" fo:font-size="13pt" style:text-underline-style="none" style:font-size-asian="13pt"/>
    </style:style>
    <style:style style:name="T4" style:family="text">
      <style:text-properties officeooo:rsid="000b146b"/>
    </style:style>
    <style:style style:name="T5" style:family="text">
      <style:text-properties officeooo:rsid="000cb880"/>
    </style:style>
    <style:style style:name="T6" style:family="text">
      <style:text-properties officeooo:rsid="000dc890"/>
    </style:style>
    <style:style style:name="T7" style:family="text">
      <style:text-properties officeooo:rsid="000f9c63"/>
    </style:style>
    <style:style style:name="T8" style:family="text">
      <style:text-properties officeooo:rsid="00113d79"/>
    </style:style>
    <style:style style:name="T9" style:family="text">
      <style:text-properties officeooo:rsid="00127f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gable 3 – Bases de Datos</text:p>
      <text:p text:style-name="P2"/>
      <text:p text:style-name="P3">4.1. Script 1</text:p>
      <text:p text:style-name="P4">Crea un procedimiento almacenado que muestre la id y circunscripción de las id_digital que han sido compradas por un partido determinado. El partido se recibe como parámetro y se almacena el número de personas que han sido compradas por el partido mediante otro parámetro.</text:p>
      <text:p text:style-name="P6">Ordena la consulta por circunscripción y muestra un mensaje de error si no se recibe un nombre de partido válido.</text:p>
      <text:p text:style-name="P6"/>
      <text:p text:style-name="P13">DROP PROCEDURE IF EXISTS <text:s/><text:span text:style-name="T4">muestra</text:span>IdsDigitales<text:span text:style-name="T4">Comprad</text:span>a<text:span text:style-name="T4">s;</text:span></text:p>
      <text:p text:style-name="P7">DELIMITER $$</text:p>
      <text:p text:style-name="P7"/>
      <text:p text:style-name="P8">CREATE PROCEDURE muestra<text:span text:style-name="T6">IdsDigitales</text:span>Comprad<text:span text:style-name="T6">a</text:span>s(</text:p>
      <text:p text:style-name="P8"><text:span text:style-name="T5"><text:tab/>IN partido </text:span><text:span text:style-name="T6">VARCHAR(4),</text:span></text:p>
      <text:p text:style-name="P8"><text:tab/><text:span text:style-name="T9">OUT compradas (INT)</text:span></text:p>
      <text:p text:style-name="P8">)</text:p>
      <text:p text:style-name="P9">BEGIN</text:p>
      <text:p text:style-name="P11"><text:tab/><text:span text:style-name="T6">IF (</text:span><text:span text:style-name="T7">partido NOT IN (</text:span></text:p>
      <text:p text:style-name="P11"><text:span text:style-name="T7"><text:tab/><text:tab/>SELECT DISTINCT partido </text:span></text:p>
      <text:p text:style-name="P11"><text:span text:style-name="T7"><text:tab/><text:tab/>FROM senador) </text:span></text:p>
      <text:p text:style-name="P11"><text:span text:style-name="T6"><text:tab/>)</text:span></text:p>
      <text:p text:style-name="P9"><text:tab/><text:span text:style-name="T6">THEN</text:span></text:p>
      <text:p text:style-name="P12"><text:tab/><text:tab/><text:span text:style-name="T8">SIGNAL SQLSTATE </text:span><text:span text:style-name="T7">'</text:span><text:span text:style-name="T8">45000</text:span><text:span text:style-name="T7">'</text:span></text:p>
      <text:p text:style-name="P9"><text:tab/><text:span text:style-name="T6">END IF;</text:span></text:p>
      <text:p text:style-name="P14"><text:tab/>SET compradas = SELECT COUNT(*) </text:p>
      <text:p text:style-name="P14"><text:tab/><text:tab/>FROM id_digital </text:p>
      <text:p text:style-name="P14"><text:tab/><text:tab/>WHERE comprado = 1;</text:p>
      <text:p text:style-name="P14"/>
      <text:p text:style-name="P10"><text:tab/><text:span text:style-name="T6">SELECT </text:span><text:span text:style-name="T8">id, circunscripcion</text:span></text:p>
      <text:p text:style-name="P10"><text:span text:style-name="T6"><text:tab/><text:tab/>FROM </text:span><text:span text:style-name="T8">id_digital</text:span></text:p>
      <text:p text:style-name="P10"><text:span text:style-name="T6"><text:tab/><text:tab/>WHERE </text:span><text:span text:style-name="T8">comprado = 1;</text:span></text:p>
      <text:p text:style-name="P10"><text:tab/></text:p>
      <text:p text:style-name="P9"/>
      <text:p text:style-name="P9">END<text:span text:style-name="T6">$$</text:span></text:p>
      <text:p text:style-name="P7"/>
      <text:p text:style-name="P7">DELIMITER ;</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4.2. Script 2</text:p>
      <text:p text:style-name="Standard"><text:span text:style-name="T1">Crea una función que reciba una id(digital) y un dni y devuelva 1 si la circunscripción de la id es la misma que la circ_presenta del segundo, que porobligación debe ser un senador o la función falla. Si las circunscripciones sondiferentes, devuelve 0. Crea otra funci</text:span><text:span text:style-name="T2">ón que, usando la función anterior, devuelva el número de votos envota_sen que no cumplen la restricción de que las circunscripciones sean iguales</text:span><text:span text:style-name="T1">.</text:span></text:p>
      <text:p text:style-name="P6"/>
      <text:p text:style-name="P5">4.3. Script 3</text:p>
      <text:p text:style-name="P6">Crea los triggers necesarios para asegurar una participación (1,n) entre el centro yel interventor, es decir, que todos los centros tienen al menos un interventorasociado. Ignora las inserciones por motivos de simplicidad de gestión.</text:p>
      <text:p text:style-name="P6"/>
      <text:p text:style-name="P5">4.4. Script 4</text:p>
      <text:p text:style-name="Standard"><text:span text:style-name="T1">Crea los triggers necesarios para convertir senador.num_votos en un campo calculado que se actualiza automáticamente cada vez que se modi</text:span><text:span text:style-name="T3">fi</text:span><text:span text:style-name="T1">ca la tabla unvota_sen. Ten en cuenta todos los casos posibles.</text:span></text:p>
      <text:p text:style-name="P6"/>
      <text:p text:style-name="P5">4.5. Script 5</text:p>
      <text:p text:style-name="P6">Crea los triggers necesarios para asegurar que los votos en vota_sen cumplan larestricción de que las circunscripciones de senador (circ_presenta) y votante seaniguales. Ten en cuenta todos los casos posib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iroFont-9-0" svg:font-family="CairoFont-9-0"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Open Sans Light" fo:font-family="'Open Sans Light'"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V3.02.Evaluable_P2_Extensiones.md</dc:title>
    <meta:creation-date>2024-03-20T11:10:00</meta:creation-date>
    <dc:date>2024-03-26T22:49:15.672000000</dc:date>
    <meta:editing-duration>PT1H11M46S</meta:editing-duration>
    <meta:editing-cycles>9</meta:editing-cycles>
    <meta:generator>LibreOffice/7.2.2.2$Windows_X86_64 LibreOffice_project/02b2acce88a210515b4a5bb2e46cbfb63fe97d56</meta:generator>
    <meta:document-statistic meta:table-count="0" meta:image-count="0" meta:object-count="0" meta:page-count="2" meta:paragraph-count="35" meta:word-count="304" meta:character-count="1957" meta:non-whitespace-character-count="1658"/>
  </office:meta>
</office:document-meta>
</file>